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529cm" fo:margin-bottom="1.058cm" style:contextual-spacing="false" fo:text-indent="0cm" style:auto-text-indent="false"/>
    </style:style>
    <style:style style:name="P5" style:family="paragraph" style:parent-style-name="Text_20_body">
      <style:paragraph-properties fo:margin-left="0cm" fo:margin-right="0cm" fo:margin-top="0.529cm" fo:margin-bottom="1.058cm" style:contextual-spacing="false" style:line-height-at-least="0.423cm" fo:text-align="end" style:justify-single-word="false" fo:text-indent="0cm" style:auto-text-indent="false"/>
      <style:text-properties fo:color="#555555" loext:opacity="100%" style:font-name="Roboto" fo:font-size="7.5pt" fo:letter-spacing="normal" fo:font-weight="normal" loext:padding="0cm" loext:border="none"/>
    </style:style>
    <style:style style:name="P6" style:family="paragraph" style:parent-style-name="Text_20_body">
      <style:paragraph-properties fo:margin-left="0cm" fo:margin-right="0cm" fo:text-indent="0cm" style:auto-text-indent="false"/>
      <style:text-properties fo:color="#555555" loext:opacity="100%" style:font-name="Roboto" fo:font-size="7.5pt" fo:letter-spacing="normal" fo:font-weight="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estrepublicain.fr/economie/2025/01/28/une-reconversion-professionnelle-reussie-au-sein-d-ecoval" text:style-name="Internet_20_link" text:visited-style-name="Visited_20_Internet_20_Link">https://c.estrepublicain.fr/economie/2025/01/28/une-reconversion-professionnelle-reussie-au-sein-d-ecoval</text:a> </text:p>
      <text:h text:style-name="Heading_20_1" text:outline-level="1">Vandœuvre-lès-Nancy Une reconversion professionnelle réussie au sein d’Ecoval </text:h>
      <text:p text:style-name="P2">L'Est Républicain - 28 janv. 2025 à 17:21 - Temps de lecture : <text:bookmark text:name="readingTime"/>2 min </text:p>
      <text:p text:style-name="P2"><text:bookmark text:name="comment-info-increment"/> |  </text:p>
      <text:p text:style-name="P1"><text:a xlink:type="simple" xlink:href="https://cdn-s-www.estrepublicain.fr/images/7C490491-7F69-4816-808D-97D177337000/NW_raw/david-moncelle-directeur-d-ecoval-et-sophie-nhem-1738081283.jpg" text:style-name="Internet_20_link" text:visited-style-name="Visited_20_Internet_20_Link"><text:s/></text:a></text:p>
      <text:section text:style-name="Sect1" text:name="sharingBlock">
        <text:p text:style-name="P2"/>
      </text:section>
      <text:p text:style-name="Text_20_body">Sophie Nhem a récemment intégré l’équipe d’Ecoval, forte d’un parcours professionnel marqué par plusieurs expériences et reconversions réussies. Son itinéraire débute à Nancy, où elle exerce pendant dix ans en tant que manager dans la restauration rapide. Un secteur exigeant qui lui permet d’acquérir des compétences essentielles telles que l’organisation, la gestion des équipes et le sens du contact avec la clientèle.</text:p>
      <text:p text:style-name="Text_20_body">À la suite d’un congé maternité, elle envisage une réorientation professionnelle et suit une formation médico-sociale en alternance à l’Agence nationale pour la formation professionnelle des adultes (Afpa). Ce choix s’inscrit dans sa volonté d’allier compétences professionnelles et engagement humain. C’est une annonce publiée sur un réseau social qui va marquer un tournant dans son parcours : Ecoval recherche une collaboratrice. Séduite par l’opportunité, Sophie Nhem postule et rencontre l’équipe lors d’un entretien avant d’être retenue pour le poste.</text:p>
      <text:h text:style-name="Heading_20_2" text:outline-level="2">« Aider les personnes éloignées de l’emploi »</text:h>
      <text:p text:style-name="Text_20_body">« Mon rôle consiste à mettre en application mon savoir-faire et mes valeurs, mais aussi à aider les personnes éloignées de l’emploi à retrouver une activité », explique-t-elle. </text:p>
      <text:section text:style-name="Sect1" text:name="wrapper_pub-dfp-i2">
        <text:p text:style-name="P6"/>
      </text:section>
      <text:p text:style-name="Text_20_body">Parmi ses objectifs, elle souhaite développer de nouvelles perspectives pour l’entreprise, soutenir ses collègues et diversifier les activités. Ecoval, qui jusqu’à présent collaborait principalement avec les collectivités et les entreprises, ambitionne d’élargir ses services aux particuliers, notamment dans le secteur de l’aide à domicile et des espaces verts. </text:p>
      <text:p text:style-name="Text_20_body">« Nous avons obtenu une certification en bio-nettoyage pour intervenir sur des sites à environnement sensible », précise-t-elle.</text:p>
      <text:p text:style-name="Text_20_body">Six permanents à Ecoval</text:p>
      <text:p text:style-name="Text_20_body">En 2024, nous avons accompagné 247 personnes, notre équipe se compose maintenant de six permanents, un chiffre dont Sophie Nhem est fière. </text:p>
      <text:p text:style-name="Text_20_body">Sa reconversion lui permet de conjuguer professionnalisme et humanité, deux piliers essentiels dans son métier.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47:28.579203321</meta:creation-date>
    <dc:date>2026-01-26T19:48:12.134826181</dc:date>
    <meta:editing-duration>PT44S</meta:editing-duration>
    <meta:editing-cycles>1</meta:editing-cycles>
    <meta:document-statistic meta:table-count="0" meta:image-count="0" meta:object-count="0" meta:page-count="1" meta:paragraph-count="14" meta:word-count="309" meta:character-count="2223" meta:non-whitespace-character-count="1916"/>
    <meta:generator>LibreOffice/24.2.7.2$Linux_X86_64 LibreOffice_project/420$Build-2</meta:generator>
  </office:meta>
</office:document-meta>
</file>